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eeee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5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fo:min-height="0.349cm"/>
    </style:style>
    <style:style style:name="gr8" style:family="graphic" style:parent-style-name="standard">
      <style:graphic-properties draw:stroke="none" svg:stroke-color="#000000" draw:fill="none" draw:fill-color="#ffffff" fo:min-height="0.1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2cm" svg:height="8.3cm" svg:x="1.1cm" svg:y="1.4cm">
          <text:p/>
        </draw:rect>
        <draw:rect draw:style-name="gr2" draw:text-style-name="P2" draw:layer="layout" svg:width="3.5cm" svg:height="0.6cm" svg:x="2.3cm" svg:y="8.8cm">
          <text:p text:style-name="P1"><text:span text:style-name="T1">Добавить</text:span></text:p>
        </draw:rect>
        <draw:rect draw:style-name="gr2" draw:text-style-name="P2" draw:layer="layout" svg:width="3.5cm" svg:height="0.6cm" svg:x="7cm" svg:y="8.8cm">
          <text:p text:style-name="P1"><text:span text:style-name="T1">Редактировать</text:span></text:p>
        </draw:rect>
        <draw:rect draw:style-name="gr2" draw:text-style-name="P2" draw:layer="layout" svg:width="3.5cm" svg:height="0.6cm" svg:x="11.8cm" svg:y="8.8cm">
          <text:p text:style-name="P1"><text:span text:style-name="T1">Удалить</text:span></text:p>
        </draw:rect>
        <draw:frame draw:style-name="gr3" draw:text-style-name="P3" draw:layer="layout" svg:width="5.4cm" svg:height="0.971cm" svg:x="6.1cm" svg:y="1.429cm">
          <draw:text-box>
            <text:p text:style-name="P1"><text:span text:style-name="T2">Редактор статей</text:span></text:p>
          </draw:text-box>
        </draw:frame>
        <draw:line draw:style-name="gr4" draw:text-style-name="P1" draw:layer="layout" svg:x1="1.5cm" svg:y1="8.5cm" svg:x2="15.9cm" svg:y2="8.5cm">
          <text:p/>
        </draw:line>
        <draw:line draw:style-name="gr4" draw:text-style-name="P1" draw:layer="layout" svg:x1="1.5cm" svg:y1="8.5cm" svg:x2="1.5cm" svg:y2="3.3cm">
          <text:p/>
        </draw:line>
        <draw:line draw:style-name="gr4" draw:text-style-name="P1" draw:layer="layout" svg:x1="15.9cm" svg:y1="8.5cm" svg:x2="15.9cm" svg:y2="3.3cm">
          <text:p/>
        </draw:line>
        <draw:line draw:style-name="gr4" draw:text-style-name="P1" draw:layer="layout" svg:x1="1.5cm" svg:y1="3.3cm" svg:x2="15.9cm" svg:y2="3.3cm">
          <text:p/>
        </draw:line>
        <draw:line draw:style-name="gr4" draw:text-style-name="P1" draw:layer="layout" svg:x1="1.5cm" svg:y1="3.9cm" svg:x2="15.9cm" svg:y2="3.9cm">
          <text:p/>
        </draw:line>
        <draw:frame draw:style-name="gr5" draw:text-style-name="P5" draw:layer="layout" svg:width="13.9cm" svg:height="0.839cm" svg:x="1.742cm" svg:y="2.353cm">
          <draw:text-box>
            <text:p text:style-name="P4"><text:span text:style-name="T3">&lt;&lt; <text:s text:c="3"/>&lt; <text:s text:c="3"/>(xN + 1) — (x(N + 1)) <text:s text:c="3"/>&gt; <text:s text:c="3"/>&gt;&gt; <text:s text:c="2"/></text:span></text:p>
          </draw:text-box>
        </draw:frame>
        <draw:frame draw:style-name="gr6" draw:text-style-name="P6" draw:layer="layout" svg:width="0.8cm" svg:height="0.725cm" svg:x="1.4cm" svg:y="3.3cm">
          <draw:text-box>
            <text:p text:style-name="P6"><text:span text:style-name="T4">№</text:span></text:p>
          </draw:text-box>
        </draw:frame>
        <draw:line draw:style-name="gr4" draw:text-style-name="P1" draw:layer="layout" svg:x1="2.3cm" svg:y1="3.3cm" svg:x2="2.3cm" svg:y2="8.5cm">
          <text:p/>
        </draw:line>
        <draw:frame draw:style-name="gr7" draw:text-style-name="P6" draw:layer="layout" svg:width="1.5cm" svg:height="0.725cm" svg:x="2.3cm" svg:y="3.275cm">
          <draw:text-box>
            <text:p text:style-name="P6"><text:span text:style-name="T4">дата</text:span></text:p>
          </draw:text-box>
        </draw:frame>
        <draw:line draw:style-name="gr4" draw:text-style-name="P1" draw:layer="layout" svg:x1="3.7cm" svg:y1="3.3cm" svg:x2="3.7cm" svg:y2="8.5cm">
          <text:p/>
        </draw:line>
        <draw:frame draw:style-name="gr8" draw:text-style-name="P6" draw:layer="layout" svg:width="2.6cm" svg:height="0.725cm" svg:x="8.2cm" svg:y="3.276cm">
          <draw:text-box>
            <text:p text:style-name="P6"><text:span text:style-name="T4">заголовок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y </meta:initial-creator>
    <meta:creation-date>2015-10-24T09:31:30.06</meta:creation-date>
    <dc:date>2015-11-14T18:48:49.25</dc:date>
    <dc:creator>andrey </dc:creator>
    <meta:editing-duration>PT18M47S</meta:editing-duration>
    <meta:editing-cycles>2</meta:editing-cycles>
    <meta:generator>OpenOffice/4.1.1$Win32 OpenOffice.org_project/411m6$Build-9775</meta:generator>
    <meta:document-statistic meta:object-count="16"/>
  </office:meta>
</office:document-meta>
</file>